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/>
    <style:font-face style:name="Aptos Display" svg:font-family="'Aptos Display'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Compact" style:list-style-name="WWNum1001"/>
    <style:style style:name="P2" style:family="paragraph" style:parent-style-name="Compact" style:list-style-name="WWNum1002"/>
    <style:style style:name="P3" style:family="paragraph" style:parent-style-name="Compact" style:list-style-name="WWNum1003"/>
    <style:style style:name="P4" style:family="paragraph" style:parent-style-name="Compact" style:list-style-name="WWNum1004"/>
    <style:style style:name="P5" style:family="paragraph" style:parent-style-name="First_20_Paragraph" style:list-style-name="L1"/>
    <style:style style:name="P6" style:family="paragraph" style:parent-style-name="Footer">
      <style:paragraph-properties fo:text-align="center" style:justify-single-word="false"/>
      <style:text-properties officeooo:rsid="001cd713" officeooo:paragraph-rsid="001cd713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4">
      <style:paragraph-properties fo:text-align="center" style:justify-single-word="false"/>
      <style:text-properties officeooo:rsid="001cd713" officeooo:paragraph-rsid="001cd713"/>
    </style:style>
    <style:style style:name="P9" style:family="paragraph" style:parent-style-name="Source_20_Code">
      <style:text-properties officeooo:paragraph-rsid="001cd713"/>
    </style:style>
    <style:style style:name="P10" style:family="paragraph" style:parent-style-name="Source_20_Code">
      <style:paragraph-properties fo:margin-left="0.5in" fo:text-indent="0in" style:auto-text-indent="false"/>
      <style:text-properties officeooo:paragraph-rsid="001cd713"/>
    </style:style>
    <style:style style:name="P11" style:family="paragraph" style:parent-style-name="Text_20_body">
      <style:paragraph-properties fo:text-align="center" style:justify-single-word="false"/>
      <style:text-properties officeooo:rsid="001cd713" officeooo:paragraph-rsid="001cd713"/>
    </style:style>
    <style:style style:name="P12" style:family="paragraph" style:parent-style-name="Text_20_body" style:list-style-name="L1"/>
    <style:style style:name="T1" style:family="text">
      <style:text-properties style:font-name="Aptos1"/>
    </style:style>
    <style:style style:name="T2" style:family="text">
      <style:text-properties style:font-name="Consolas1"/>
    </style:style>
    <style:style style:name="T3" style:family="text">
      <style:text-properties style:font-name="Consolas1" fo:font-size="10pt" style:font-size-asian="10pt" style:font-size-complex="10pt"/>
    </style:style>
    <style:style style:name="T4" style:family="text">
      <style:text-properties style:font-name="Consolas1"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yNewCode</text:p>
      <text:h text:style-name="Heading_20_1" text:outline-level="1"><text:bookmark-start text:name="description"/>Description:</text:h>
      <text:p text:style-name="First_20_Paragraph">This application preforms all the usual start-of-project tasks for a new project. It:</text:p>
      <text:list xml:id="list1179276472" text:style-name="WWNum1001">
        <text:list-item>
          <text:p text:style-name="P1">Creates the project’s directory structure</text:p>
          <text:list text:style-name="WWNum1002">
            <text:list-item>
              <text:p text:style-name="P2">Creates a project directory (if we’re not using the current directory)</text:p>
              <text:list text:style-name="WWNum1003">
                <text:list-item>
                  <text:p text:style-name="P3">All directories will be subdirectories off the project directory</text:p>
                </text:list-item>
              </text:list>
            </text:list-item>
            <text:list-item>
              <text:p text:style-name="P2">Creates a configuration directory (for the project’s config files)</text:p>
            </text:list-item>
            <text:list-item>
              <text:p text:style-name="P2">Creates a logs directory (for the project’s log files)</text:p>
            </text:list-item>
            <text:list-item>
              <text:p text:style-name="P2">Creates a modules directory (for the project’s modules and utilities)</text:p>
            </text:list-item>
          </text:list>
        </text:list-item>
      </text:list>
      <text:p text:style-name="Standard"><text:bookmark-end text:name="description"/></text:p>
      <text:h text:style-name="P7" text:outline-level="1"><text:bookmark-start text:name="syntax"/>Syntax:</text:h>
      <text:p text:style-name="Text_20_body"/>
      <text:p text:style-name="P9"><text:bookmark-start text:name="pynewcode.exe"/><text:span text:style-name="Verbatim_20_Char"><text:span text:style-name="T1">pyNewCode.exe [path]</text:span></text:span><text:span text:style-name="T1"><text:line-break/><text:line-break/></text:span><text:span text:style-name="Verbatim_20_Char"><text:span text:style-name="T1"> Examples:</text:span></text:span></text:p>
      <text:p text:style-name="P10"><text:line-break/><text:span text:style-name="Verbatim_20_Char"> </text:span><text:span text:style-name="Verbatim_20_Char"><text:span text:style-name="T6">pyNewCode C:\Users\user\Desktop\MyProject</text:span></text:span></text:p>
      <text:p text:style-name="P10"><text:line-break/><text:span text:style-name="Verbatim_20_Char"><text:span text:style-name="T5"> (will build the new in C:\Users\user\Desktop\myProject directory)</text:span></text:span><text:bookmark-end text:name="pynewcode.exe"/></text:p>
      <text:p text:style-name="P10"><text:span text:style-name="Verbatim_20_Char"/></text:p>
      <text:h text:style-name="P8" text:outline-level="4">or</text:h>
      <text:p text:style-name="P11"/>
      <text:p text:style-name="P9"><text:bookmark-start text:name="python-pynewcode.py"/><text:span text:style-name="Verbatim_20_Char"><text:span text:style-name="T1">python pyNewCode.py [path]</text:span></text:span><text:span text:style-name="T1"><text:line-break/><text:line-break/></text:span><text:span text:style-name="Verbatim_20_Char"><text:span text:style-name="T1"> Examples:</text:span></text:span></text:p>
      <text:p text:style-name="P10"><text:line-break/><text:span text:style-name="Verbatim_20_Char"><text:span text:style-name="T4">python pyNewCode.py C:\Users\user\Desktop\MyProject</text:span></text:span></text:p>
      <text:p text:style-name="P10"><text:span text:style-name="T3"><text:line-break/></text:span><text:span text:style-name="Verbatim_20_Char"><text:span text:style-name="T3">(will build the new project in C:\Users\user\Desktop\MyProject directory)</text:span></text:span></text:p>
      <text:p text:style-name="P10"><text:span text:style-name="Verbatim_20_Char"><text:span text:style-name="T2"/></text:span></text:p>
      <text:p text:style-name="Horizontal_20_Line"><text:span text:style-name="Verbatim_20_Char"/></text:p>
      <text:p text:style-name="First_20_Paragraph"/>
      <text:list text:style-name="L1">
        <text:list-item>
          <text:p text:style-name="P5">In either case, path is optional.</text:p>
        </text:list-item>
        <text:list-item>
          <text:p text:style-name="P12">If not specified, the current directory will be used.</text:p>
        </text:list-item>
      </text:list>
      <text:p text:style-name="Standard"><text:bookmark-end text:name="syntax"/><text:bookmark-end text:name="python-pynewcode.py"/></text:p>
      <text:h text:style-name="P7" text:outline-level="1"><text:bookmark-start text:name="handy-newsletters"/>Handy Newsletters</text:h>
      <text:p text:style-name="Text_20_body"/>
      <text:list text:continue-list="list1179276472" text:style-name="WWNum1004">
        <text:list-item>
          <text:p text:style-name="P4"><text:a xlink:type="simple" xlink:href="https://python.libhunt.com/newsletter" text:style-name="Internet_20_link" text:visited-style-name="Visited_20_Internet_20_Link"><text:span text:style-name="Internet_20_link">Awesome Python List</text:span></text:a></text:p>
        </text:list-item>
        <text:list-item>
          <text:p text:style-name="P4"><text:a xlink:type="simple" xlink:href="https://mathdatasimplified.com/" text:style-name="Internet_20_link" text:visited-style-name="Visited_20_Internet_20_Link"><text:span text:style-name="Internet_20_link">Data Science Simplified</text:span></text:a></text:p>
        </text:list-item>
        <text:list-item>
          <text:p text:style-name="P4"><text:a xlink:type="simple" xlink:href="https://ardalis.com/tips/" text:style-name="Internet_20_link" text:visited-style-name="Visited_20_Internet_20_Link"><text:span text:style-name="Internet_20_link">Dev Tips Weekly</text:span></text:a></text:p>
        </text:list-item>
        <text:list-item>
          <text:p text:style-name="P4"><text:a xlink:type="simple" xlink:href="https://postgresweekly.com/" text:style-name="Internet_20_link" text:visited-style-name="Visited_20_Internet_20_Link"><text:span text:style-name="Internet_20_link">Postgres Weekly</text:span></text:a></text:p>
        </text:list-item>
        <text:list-item>
          <text:p text:style-name="P4"><text:a xlink:type="simple" xlink:href="https://programmingdigest.net/" text:style-name="Internet_20_link" text:visited-style-name="Visited_20_Internet_20_Link"><text:span text:style-name="Internet_20_link">Programming Digest</text:span></text:a></text:p>
        </text:list-item>
        <text:list-item>
          <text:p text:style-name="P4"><text:a xlink:type="simple" xlink:href="https://pycoders.com/" text:style-name="Internet_20_link" text:visited-style-name="Visited_20_Internet_20_Link"><text:span text:style-name="Internet_20_link">PyCoder’s Weekly</text:span></text:a></text:p>
        </text:list-item>
        <text:list-item>
          <text:p text:style-name="P4"><text:a xlink:type="simple" xlink:href="https://www.pythonmorsels.com/newsletter/" text:style-name="Internet_20_link" text:visited-style-name="Visited_20_Internet_20_Link"><text:span text:style-name="Internet_20_link">Python Morsels</text:span></text:a></text:p>
        </text:list-item>
        <text:list-item>
          <text:p text:style-name="P4"><text:a xlink:type="simple" xlink:href="https://www.pythonweekly.com/" text:style-name="Internet_20_link" text:visited-style-name="Visited_20_Internet_20_Link"><text:span text:style-name="Internet_20_link">Python Weekly</text:span></text:a></text:p>
        </text:list-item>
        <text:list-item>
          <text:p text:style-name="P4"><text:a xlink:type="simple" xlink:href="https://realpython.com/newsletter/" text:style-name="Internet_20_link" text:visited-style-name="Visited_20_Internet_20_Link"><text:span text:style-name="Internet_20_link">Real Python</text:span></text:a></text:p>
        </text:list-item>
        <text:list-item>
          <text:p text:style-name="P4"><text:a xlink:type="simple" xlink:href="https://vscode.email/" text:style-name="Internet_20_link" text:visited-style-name="Visited_20_Internet_20_Link"><text:span text:style-name="Internet_20_link">VSCode.email</text:span></text:a><text:bookmark-end text:name="handy-newsletter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/>
    <style:font-face style:name="Aptos Display" svg:font-family="'Aptos Display'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Aptos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ptos" fo:font-family="Aptos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name="Aptos" fo:font-family="Apto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="Aptos" fo:font-family="Aptos" fo:font-size="12pt" style:font-size-asian="12pt" style:font-name-complex="Lucida Sans" style:font-family-complex="'Lucida Sans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in" fo:margin-bottom="0.0555in" style:contextual-spacing="true" fo:line-height="100%" fo:text-align="center" style:justify-single-word="false"/>
      <style:text-properties style:font-name="Aptos Display" fo:font-family="'Aptos Display'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Text_20_body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3335in" fo:margin-right="0.3335in" fo:margin-top="0.0693in" fo:margin-bottom="0.0693in" style:contextual-spacing="false" fo:text-indent="0in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.0555in" style:contextual-spacing="false" fo:line-height="108%"/>
      <style:text-properties fo:color="#365f91" loext:opacity="100%" style:font-name="Aptos Display" fo:font-family="'Aptos Display'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_20__28_WW_29_" style:display-name="Default Paragraph Font (WW)" style:family="text"/>
    <style:style style:name="Body_20_Text_20_Char" style:display-name="Body Text Char" style:family="text" style:parent-style-name="Default_20_Paragraph_20_Font_20__28_WW_29_"/>
    <style:style style:name="Verbatim_20_Char" style:display-name="Verbatim Char" style:family="text" style:parent-style-name="Body_20_Text_20_Char">
      <style:text-properties style:font-name="Consolas" fo:font-family="Consolas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3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4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cd713" officeooo:paragraph-rsid="001cd713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3</text:page-number><text:s/>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5T16:51:56</meta:creation-date>
    <dc:date>2024-05-25T10:14:07.526000000</dc:date>
    <meta:generator>LibreOffice/7.6.5.2$Windows_X86_64 LibreOffice_project/38d5f62f85355c192ef5f1dd47c5c0c0c6d6598b</meta:generator>
    <meta:editing-duration>PT13M9S</meta:editing-duration>
    <meta:printed-by>Stephen Cooper</meta:printed-by>
    <meta:print-date>2024-05-25T10:13:40.514000000</meta:print-date>
    <dc:creator>Stephen Cooper</dc:creator>
    <meta:editing-cycles>1</meta:editing-cycles>
    <meta:document-statistic meta:table-count="0" meta:image-count="0" meta:object-count="0" meta:page-count="3" meta:paragraph-count="31" meta:word-count="158" meta:character-count="1073" meta:non-whitespace-character-count="954"/>
    <meta:user-defined meta:name="AppVersion">12.0000</meta:user-defined>
    <meta:template xlink:type="simple" xlink:actuate="onRequest" xlink:title="Normal.dotm" xlink:href=""/>
  </office:meta>
</office:document-meta>
</file>